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Univers" svg:font-family="Univer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fo:line-height="100%" fo:text-align="justify" style:justify-single-word="false" fo:hyphenation-ladder-count="no-limit">
        <style:tab-stops>
          <style:tab-stop style:position="-1.27cm"/>
        </style:tab-stops>
      </style:paragraph-properties>
      <style:text-properties style:font-name="Univers" fo:font-size="8pt" fo:letter-spacing="-0.004cm" fo:language="en" fo:country="GB" style:font-name-asian="Times New Roman" style:font-size-asian="8pt" style:font-name-complex="Times New Roman" fo:hyphenate="false" fo:hyphenation-remain-char-count="2" fo:hyphenation-push-char-count="2"/>
    </style:style>
    <style:style style:name="P2" style:family="paragraph" style:parent-style-name="Standard">
      <style:paragraph-properties fo:margin-top="0cm" fo:margin-bottom="0.353cm" fo:line-height="100%" fo:text-align="justify" style:justify-single-word="false" fo:hyphenation-ladder-count="no-limit">
        <style:tab-stops>
          <style:tab-stop style:position="-1.27cm"/>
        </style:tab-stops>
      </style:paragraph-properties>
      <style:text-properties style:font-name="Univers" fo:font-size="8pt" fo:letter-spacing="-0.004cm" fo:language="en" fo:country="GB" style:text-underline-style="none" style:font-name-asian="Times New Roman" style:font-size-asian="8pt" style:font-name-complex="Times New Roman" fo:hyphenate="false" fo:hyphenation-remain-char-count="2" fo:hyphenation-push-char-count="2"/>
    </style:style>
    <style:style style:name="P3" style:family="paragraph" style:parent-style-name="Standard">
      <style:paragraph-properties fo:margin-top="0cm" fo:margin-bottom="0.353cm" fo:line-height="100%" fo:text-align="justify" style:justify-single-word="false" fo:hyphenation-ladder-count="no-limit">
        <style:tab-stops>
          <style:tab-stop style:position="-1.27cm"/>
        </style:tab-stops>
      </style:paragraph-properties>
      <style:text-properties style:font-name="Univers" fo:font-size="8pt" fo:letter-spacing="-0.004cm" fo:language="en" fo:country="GB" style:text-underline-style="none" fo:font-weight="bold" style:font-name-asian="Times New Roman" style:font-size-asian="8pt" style:font-weight-asian="bold" style:font-name-complex="Times New Roman" style:font-weight-complex="bold" fo:hyphenate="false" fo:hyphenation-remain-char-count="2" fo:hyphenation-push-char-count="2"/>
    </style:style>
    <style:style style:name="P4" style:family="paragraph" style:parent-style-name="Standard">
      <style:paragraph-properties fo:margin-top="0cm" fo:margin-bottom="0.353cm" fo:line-height="100%" fo:text-align="center" style:justify-single-word="false" fo:hyphenation-ladder-count="no-limit">
        <style:tab-stops>
          <style:tab-stop style:position="-1.27cm"/>
        </style:tab-stops>
      </style:paragraph-properties>
      <style:text-properties fo:hyphenate="false" fo:hyphenation-remain-char-count="2" fo:hyphenation-push-char-count="2"/>
    </style:style>
    <style:style style:name="P5" style:family="paragraph" style:parent-style-name="Standard">
      <style:paragraph-properties fo:margin-top="0cm" fo:margin-bottom="0.353cm" fo:line-height="100%" fo:text-align="justify" style:justify-single-word="false" fo:hyphenation-ladder-count="no-limit">
        <style:tab-stops>
          <style:tab-stop style:position="-1.27cm"/>
        </style:tab-stops>
      </style:paragraph-properties>
      <style:text-properties fo:hyphenate="false" fo:hyphenation-remain-char-count="2" fo:hyphenation-push-char-count="2"/>
    </style:style>
    <style:style style:name="P6" style:family="paragraph" style:parent-style-name="Standard">
      <style:paragraph-properties fo:margin-top="0cm" fo:margin-bottom="0.353cm" fo:line-height="100%" fo:text-align="justify" style:justify-single-word="false" fo:hyphenation-ladder-count="no-limit">
        <style:tab-stops>
          <style:tab-stop style:position="-1.27cm"/>
        </style:tab-stops>
      </style:paragraph-properties>
      <style:text-properties fo:hyphenate="false" fo:hyphenation-remain-char-count="2" fo:hyphenation-push-char-count="2"/>
    </style:style>
    <style:style style:name="P7" style:family="paragraph" style:parent-style-name="Standard" style:master-page-name="Standard">
      <style:paragraph-properties fo:margin-top="0cm" fo:margin-bottom="0.353cm" fo:line-height="100%" fo:text-align="center" style:justify-single-word="false" fo:hyphenation-ladder-count="no-limit" style:page-number="auto">
        <style:tab-stops>
          <style:tab-stop style:position="-1.27cm"/>
        </style:tab-stops>
      </style:paragraph-properties>
      <style:text-properties style:font-name="Univers" fo:font-size="12pt" fo:letter-spacing="-0.004cm" fo:language="en" fo:country="GB" fo:font-weight="bold" style:font-name-asian="Times New Roman" style:font-size-asian="12pt" style:font-weight-asian="bold" style:font-name-complex="Times New Roman" fo:hyphenate="false" fo:hyphenation-remain-char-count="2" fo:hyphenation-push-char-count="2"/>
    </style:style>
    <style:style style:name="T1" style:family="text">
      <style:text-properties style:font-name="Univers" fo:font-size="12pt" fo:letter-spacing="-0.004cm" fo:language="en" fo:country="GB" fo:font-weight="bold" style:font-name-asian="Times New Roman" style:font-size-asian="12pt" style:font-weight-asian="bold" style:font-name-complex="Times New Roman"/>
    </style:style>
    <style:style style:name="T2" style:family="text">
      <style:text-properties style:font-name="Univers" fo:font-size="8pt" fo:letter-spacing="-0.004cm" fo:language="en" fo:country="GB" style:font-name-asian="Times New Roman" style:font-size-asian="8pt" style:font-name-complex="Times New Roman"/>
    </style:style>
    <style:style style:name="T3" style:family="text">
      <style:text-properties style:font-name="Univers" fo:font-size="8pt" fo:letter-spacing="-0.004cm" fo:language="en" fo:country="GB" style:text-underline-style="solid" style:text-underline-width="auto" style:text-underline-color="font-color" style:font-name-asian="Times New Roman" style:font-size-asian="8pt" style:font-name-complex="Times New Roman"/>
    </style:style>
    <style:style style:name="T4" style:family="text">
      <style:text-properties style:font-name="Univers" fo:font-size="8pt" fo:letter-spacing="-0.004cm" fo:language="en" fo:country="GB" style:text-underline-style="none" style:font-name-asian="Times New Roman" style:font-size-asian="8pt" style:font-name-complex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4"><text:span text:style-name="T1">HEALTH HISTORY </text:span></text:p>
      <text:p text:style-name="P1"/>
      <text:p text:style-name="P5"><text:span text:style-name="T3">PET ID</text:span><text:span text:style-name="T2"><text:tab/></text:span><text:span text:style-name="T3">PET NAME</text:span><text:span text:style-name="T2"><text:tab/></text:span><text:span text:style-name="T3">PET TYPE</text:span><text:span text:style-name="T2"> <text:s/></text:span><text:span text:style-name="T3">PET AGE</text:span><text:span text:style-name="T2"> <text:s text:c="2"/></text:span><text:span text:style-name="T3">OWNER</text:span><text:span text:style-name="T2"><text:tab/></text:span><text:span text:style-name="T3">VISIT DATE</text:span><text:span text:style-name="T2"><text:tab/> </text:span><text:span text:style-name="T3">PROCEDURE</text:span></text:p>
      <text:p text:style-name="P5"><text:span text:style-name="T2">246<text:tab/>ROVER<text:tab/><text:tab/>DOG<text:tab/> <text:s text:c="3"/>12<text:tab/> <text:s text:c="3"/>SAM COOK<text:tab/>JAN 13/2002<text:tab/> 01 - RABIES VACCINATION</text:span></text:p>
      <text:p text:style-name="P5"><text:span text:style-name="T2"><text:tab/><text:tab/><text:tab/><text:tab/><text:tab/><text:tab/><text:tab/>MAR 27/2002<text:tab/> 10 - EXAMINE and TREAT WOUND</text:span></text:p>
      <text:p text:style-name="P5"><text:span text:style-name="T2"><text:tab/><text:tab/><text:tab/><text:tab/><text:tab/><text:tab/><text:tab/>APR 02/2002<text:tab/> 05 - HEART WORM TEST</text:span></text:p>
      <text:p text:style-name="P1"/>
      <text:p text:style-name="P5"><text:span text:style-name="T2">298<text:tab/>SPOT<text:tab/><text:tab/>DOG<text:tab/> <text:s text:c="3"/>2<text:tab/> <text:s text:c="3"/>TERRY KIM<text:tab/>JAN 21/2002<text:tab/> 08 - TETANUS VACCINATION<text:tab/></text:span></text:p>
      <text:p text:style-name="P5"><text:span text:style-name="T2"><text:tab/><text:tab/><text:tab/><text:tab/><text:tab/><text:tab/><text:tab/>MAR 10/2002<text:tab/> 05 - HEART WORM TEST</text:span></text:p>
      <text:p text:style-name="P1"/>
      <text:p text:style-name="P5"><text:span text:style-name="T2">341<text:tab/>MORRIS<text:tab/><text:tab/>CAT<text:tab/> <text:s text:c="3"/>4<text:tab/> <text:s text:c="3"/>SAM COOK<text:tab/>JAN 23/2001<text:tab/> 01 - RABIES VACCINATION</text:span></text:p>
      <text:p text:style-name="P5"><text:span text:style-name="T2"><text:tab/><text:tab/><text:tab/><text:tab/><text:tab/><text:tab/><text:tab/>JAN 13/2002<text:tab/> 01 - RABIES VACCINATION</text:span></text:p>
      <text:p text:style-name="P1"/>
      <text:p text:style-name="P5"><text:span text:style-name="T2">519<text:tab/>TWEEDY<text:tab/><text:tab/>BIRD<text:tab/> <text:s text:c="3"/>2<text:tab/> <text:s text:c="3"/>TERRY KIM<text:tab/>APR 30/2002<text:tab/> 20 - ANNUAL CHECK UP</text:span></text:p>
      <text:p text:style-name="P5"><text:span text:style-name="T2"><text:tab/><text:tab/><text:tab/><text:tab/><text:tab/><text:tab/><text:tab/>APR 30/2002<text:tab/> 12 - EYE WASH</text:span></text:p>
      <text:p text:style-name="Standard">FINAL</text:p>
      <text:p text:style-name="P3">pet</text:p>
      <text:p text:style-name="P6"><text:span text:style-name="T3">PET ID</text:span><text:span text:style-name="T4"><text:tab/>PET NAME<text:tab/>PET TYPE <text:s/>PET AGE <text:s text:c="2"/>OWNER <text:s text:c="8"/></text:span></text:p>
      <text:p text:style-name="P2"><text:s text:c="6"/></text:p>
      <text:p text:style-name="P3">visit</text:p>
      <text:p text:style-name="P2"/>
      <text:p text:style-name="P6"><text:span text:style-name="T3">PET ID</text:span><text:span text:style-name="T2"><text:tab/><text:tab/></text:span><text:span text:style-name="T4">VISIT DATE</text:span><text:span text:style-name="T2"><text:tab/></text:span><text:span text:style-name="T4"> <text:s text:c="3"/></text:span><text:span text:style-name="T3"><text:s/></text:span><text:span text:style-name="T4"><text:s text:c="6"/></text:span><text:span text:style-name="T3"><text:s/>procedure_no</text:span></text:p>
      <text:p text:style-name="P2"/>
      <text:p text:style-name="P2"/>
      <text:p text:style-name="P3">procedure</text:p>
      <text:p text:style-name="P6"><text:span text:style-name="T4"><text:s/>PROCEDURE </text:span><text:span text:style-name="T3"><text:s/></text:span><text:span text:style-name="T4"><text:s text:c="43"/></text:span><text:span text:style-name="T3"><text:s text:c="6"/>procedure_no</text:span></text:p>
      <text:p text:style-name="P2"><text:tab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Univers" svg:font-family="Univer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yashree R.</meta:initial-creator>
    <dc:creator>Pooja C</dc:creator>
    <meta:editing-cycles>1</meta:editing-cycles>
    <meta:creation-date>2020-11-20T11:52:00</meta:creation-date>
    <dc:date>2021-11-24T09:46:20.49</dc:date>
    <meta:editing-duration>PT1S</meta:editing-duration>
    <meta:generator>OpenOffice/4.1.8$Win32 OpenOffice.org_project/418m3$Build-9803</meta:generator>
    <meta:document-statistic meta:table-count="0" meta:image-count="0" meta:object-count="0" meta:page-count="1" meta:paragraph-count="20" meta:word-count="117" meta:character-count="76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